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00101000010101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quirements Reduction</text:p>
          </table:table-cell>
          <table:table-cell office:value-type="string" calcext:value-type="string">
            <text:p>110110100</text:p>
          </table:table-cell>
          <table:table-cell office:value-type="string" calcext:value-type="string">
            <text:p>(,-100)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011010000101000</text:p>
          </table:table-cell>
          <table:table-cell office:value-type="string" calcext:value-type="string">
            <text:p>Requirements Percentage. Positive. Example value: 20%, will be displayed as -80%</text:p>
          </table:table-cell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3i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8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.00.0000</text:date>, <text:time style:data-style-name="N2" text:time-value="16:02:56.533901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22T16:50:00.554312965</dc:date>
    <meta:editing-duration>PT16H39M31S</meta:editing-duration>
    <meta:editing-cycles>168</meta:editing-cycles>
    <meta:document-statistic meta:table-count="1" meta:cell-count="576" meta:object-count="0"/>
  </office:meta>
</office:document-meta>
</file>